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side*side*( #classes + (#coords(4) + 1)* NUM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coor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ilters</text:p>
          </table:table-cell>
          <table:table-cell table:formula="of:=([.B3]+[.B4]+1)*[.B5]" office:value-type="float" office:value="5455" calcext:value-type="float">
            <text:p>5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4:39:33.380864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4:09:04.155931154</meta:creation-date>
    <dc:date>2017-03-17T14:40:01.202380706</dc:date>
    <meta:editing-duration>PT1M34S</meta:editing-duration>
    <meta:editing-cycles>3</meta:editing-cycles>
    <meta:generator>LibreOffice/5.0.6.2$Linux_X86_64 LibreOffice_project/00$Build-2</meta:generator>
    <meta:document-statistic meta:table-count="1" meta:cell-count="10" meta:object-count="0"/>
  </office:meta>
</office:document-meta>
</file>